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369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2cm"/>
    </style:style>
    <style:style style:name="co6" style:family="table-column">
      <style:table-column-properties fo:break-before="auto" style:column-width="1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2" style:family="table-cell" style:parent-style-name="Default">
      <style:table-cell-properties style:vertical-align="middle"/>
      <style:text-properties style:font-name="Ubuntu"/>
    </style:style>
    <style:style style:name="ce3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4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style:font-name="Ubuntu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start" fo:margin-left="0cm"/>
      <style:text-properties style:font-name="Ubuntu" fo:font-weight="bold" style:font-weight-asian="bold" style:font-weight-complex="bold"/>
    </style:style>
    <style:style style:name="ce7" style:family="table-cell" style:parent-style-name="Default">
      <style:table-cell-properties fo:border="0.06pt solid #000000" style:vertical-align="middle"/>
      <style:text-properties style:font-name="Ubuntu"/>
    </style:style>
    <style:style style:name="ce8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start" fo:margin-left="0cm"/>
      <style:text-properties style:font-name="Ubuntu" fo:font-weight="bold" style:font-weight-asian="bold" style:font-weight-complex="bold"/>
    </style:style>
    <style:style style:name="ce9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start" fo:margin-left="0cm"/>
      <style:text-properties style:font-name="Ubuntu" fo:font-weight="bold" style:font-weight-asian="bold" style:font-weight-complex="bold"/>
    </style:style>
    <style:style style:name="ce10" style:family="table-cell" style:parent-style-name="Default">
      <style:table-cell-properties style:vertical-align="middle"/>
      <style:text-properties style:font-name="Ubuntu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style:font-name="Ubuntu" fo:font-style="italic" style:font-style-asian="italic" style:font-style-complex="italic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1.411cm"/>
      <style:text-properties style:font-name="Ubuntu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style:font-name="Ubuntu"/>
    </style:style>
    <style:style style:name="ce14" style:family="table-cell" style:parent-style-name="Default">
      <style:table-cell-properties fo:border-bottom="0.06pt solid #000000" fo:background-color="#ffff00" fo:border-left="none" fo:border-right="none" fo:border-top="0.06pt solid #000000" style:vertical-align="middle"/>
      <style:text-properties style:font-name="Ubuntu"/>
    </style:style>
    <style:style style:name="ce15" style:family="table-cell" style:parent-style-name="Default">
      <style:table-cell-properties fo:border-bottom="0.06pt solid #000000" fo:background-color="#00ffff" fo:border-left="none" fo:border-right="none" fo:border-top="0.06pt solid #000000" style:vertical-align="middle"/>
      <style:text-properties style:font-name="Ubuntu"/>
    </style:style>
    <style:style style:name="ce1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center" fo:margin-left="0cm"/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00ffff" style:text-align-source="fix" style:repeat-content="false" fo:border="0.06pt solid #000000" style:vertical-align="middle"/>
      <style:paragraph-properties fo:text-align="end" fo:margin-left="0.353cm"/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end" fo:margin-left="0.353cm"/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00ff00" fo:border="0.06pt solid #000000" style:vertical-align="middle"/>
      <style:text-properties style:font-name="Ubuntu"/>
    </style:style>
    <style:style style:name="ce2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end" fo:margin-left="0.353cm"/>
      <style:text-properties style:font-name="Ubuntu" fo:font-style="normal" fo:font-weight="bold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ackground-color="#ffff00" fo:border="0.06pt solid #000000" style:vertical-align="middle"/>
      <style:text-properties style:font-name="Ubuntu" fo:font-weight="bold" style:font-weight-asian="bold" style:font-weight-complex="bold"/>
    </style:style>
  </office:automatic-styles>
  <office:body>
    <office:spreadsheet>
      <table:table table:name="Variant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3" table:default-cell-style-name="ce2"/>
        <table:table-column table:style-name="co5" table:number-columns-repeated="1014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 table:number-columns-spanned="7" table:number-rows-spanned="1">
            <text:p>Multiplication of matrix blocks in the implemntation of the blocked ijk algorithim using BLAS CALLS (1B)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Matrix size N</text:p>
          </table:table-cell>
          <table:table-cell table:style-name="ce1" office:value-type="string" calcext:value-type="string">
            <text:p>Block size B</text:p>
          </table:table-cell>
          <table:table-cell table:style-name="ce16" office:value-type="string" calcext:value-type="string">
            <text:p>|N| B = 0</text:p>
          </table:table-cell>
          <table:table-cell table:style-name="ce1" office:value-type="string" calcext:value-type="string">
            <text:p>Execution Time</text:p>
          </table:table-cell>
          <table:table-cell table:style-name="ce1" office:value-type="string" calcext:value-type="string">
            <text:p>Average Time [2]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Blocked ijk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4];[.D4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4]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5];[.D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3"/>
          <table:table-cell table:style-name="ce20"/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5]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MOD([.C6];[.D6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 table:number-columns-spanned="7" table:number-rows-spanned="1">
            <text:p>Multiplication of matrix blocks in the implemntation of the blocked kij algorithim using MANUALLY WRITTEN (2A)</text:p>
          </table:table-cell>
          <table:covered-table-cell table:number-columns-repeated="6" table:style-name="ce14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Matrix size N</text:p>
          </table:table-cell>
          <table:table-cell table:style-name="ce3" office:value-type="string" calcext:value-type="string">
            <text:p>Block size B</text:p>
          </table:table-cell>
          <table:table-cell table:style-name="ce17" office:value-type="string" calcext:value-type="string">
            <text:p>|N| B = 0</text:p>
          </table:table-cell>
          <table:table-cell table:style-name="ce3" office:value-type="string" calcext:value-type="string">
            <text:p>Execution Time</text:p>
          </table:table-cell>
          <table:table-cell table:style-name="ce3" office:value-type="string" calcext:value-type="string">
            <text:p>Average Time [2]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Blocked ijk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11];[.D11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11]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12];[.D12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12]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MOD([.C13];[.D13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 table:number-columns-spanned="7" table:number-rows-spanned="1">
            <text:p>Compare the fastest program with BLAS/ATLAS routine dgemm implementing the same operation</text:p>
          </table:table-cell>
          <table:covered-table-cell table:number-columns-repeated="6" table:style-name="ce1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Matrix size N</text:p>
          </table:table-cell>
          <table:table-cell table:style-name="ce4" office:value-type="string" calcext:value-type="string">
            <text:p>Block size B</text:p>
          </table:table-cell>
          <table:table-cell table:style-name="ce18" office:value-type="string" calcext:value-type="string">
            <text:p>|N| B = 0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Average Time [2]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A1-Sijk.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MOD([.C18];[.D18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18]" office:value-type="string" office:string-value="A1-Sijk.c" calcext:value-type="string">
            <text:p>A1-Sijk.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19];[.D19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19]" office:value-type="string" office:string-value="A1-Sijk.c" calcext:value-type="string">
            <text:p>A1-Sijk.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20];[.D20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20]" office:value-type="string" office:string-value="A1-Sijk.c" calcext:value-type="string">
            <text:p>A1-Sijk.c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21];[.D21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21]" office:value-type="string" office:string-value="A1-Sijk.c" calcext:value-type="string">
            <text:p>A1-Sijk.c</text:p>
          </table:table-cell>
          <table:table-cell table:style-name="ce7" table:formula="of:=[.C21]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22];[.D22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22]" office:value-type="string" office:string-value="A1-Sijk.c" calcext:value-type="string">
            <text:p>A1-Sijk.c</text:p>
          </table:table-cell>
          <table:table-cell table:style-name="ce7" table:formula="of:=[.C22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23];[.D23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23]" office:value-type="string" office:string-value="A1-Sijk.c" calcext:value-type="string">
            <text:p>A1-Sijk.c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24];[.D24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24]" office:value-type="string" office:string-value="A1-Sijk.c" calcext:value-type="string">
            <text:p>A1-Sijk.c</text:p>
          </table:table-cell>
          <table:table-cell table:style-name="ce7" table:formula="of:=[.C24]" office:value-type="float" office:value="500" calcext:value-type="float">
            <text:p>5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25];[.D2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25]" office:value-type="string" office:string-value="A1-Sijk.c" calcext:value-type="string">
            <text:p>A1-Sijk.c</text:p>
          </table:table-cell>
          <table:table-cell table:style-name="ce7" table:formula="of:=[.C25]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26];[.D26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26]" office:value-type="string" office:string-value="A1-Sijk.c" calcext:value-type="string">
            <text:p>A1-Sijk.c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27];[.D27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27]" office:value-type="string" office:string-value="A1-Sijk.c" calcext:value-type="string">
            <text:p>A1-Sijk.c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28];[.D28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28]" office:value-type="string" office:string-value="A1-Sijk.c" calcext:value-type="string">
            <text:p>A1-Sijk.c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MOD([.C29];[.D29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4" table:number-columns-repeated="3"/>
          <table:table-cell table:style-name="ce19"/>
          <table:table-cell table:style-name="ce4" table:number-columns-repeated="3"/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A1-Bijk.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MOD([.C31];[.D31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31]" office:value-type="string" office:string-value="A1-Bijk.c" calcext:value-type="string">
            <text:p>A1-Bijk.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32];[.D32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32]" office:value-type="string" office:string-value="A1-Bijk.c" calcext:value-type="string">
            <text:p>A1-Bijk.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33];[.D33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33]" office:value-type="string" office:string-value="A1-Bijk.c" calcext:value-type="string">
            <text:p>A1-Bijk.c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34];[.D34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34]" office:value-type="string" office:string-value="A1-Bijk.c" calcext:value-type="string">
            <text:p>A1-Bijk.c</text:p>
          </table:table-cell>
          <table:table-cell table:style-name="ce7" table:formula="of:=[.C34]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35];[.D3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35]" office:value-type="string" office:string-value="A1-Bijk.c" calcext:value-type="string">
            <text:p>A1-Bijk.c</text:p>
          </table:table-cell>
          <table:table-cell table:style-name="ce7" table:formula="of:=[.C35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36];[.D36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36]" office:value-type="string" office:string-value="A1-Bijk.c" calcext:value-type="string">
            <text:p>A1-Bijk.c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37];[.D37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37]" office:value-type="string" office:string-value="A1-Bijk.c" calcext:value-type="string">
            <text:p>A1-Bijk.c</text:p>
          </table:table-cell>
          <table:table-cell table:style-name="ce7" table:formula="of:=[.C37]" office:value-type="float" office:value="500" calcext:value-type="float">
            <text:p>5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38];[.D38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38]" office:value-type="string" office:string-value="A1-Bijk.c" calcext:value-type="string">
            <text:p>A1-Bijk.c</text:p>
          </table:table-cell>
          <table:table-cell table:style-name="ce7" table:formula="of:=[.C38]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39];[.D39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39]" office:value-type="string" office:string-value="A1-Bijk.c" calcext:value-type="string">
            <text:p>A1-Bijk.c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40];[.D40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40]" office:value-type="string" office:string-value="A1-Bijk.c" calcext:value-type="string">
            <text:p>A1-Bijk.c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41];[.D41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41]" office:value-type="string" office:string-value="A1-Bijk.c" calcext:value-type="string">
            <text:p>A1-Bijk.c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MOD([.C42];[.D42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4" table:number-columns-repeated="7"/>
          <table:table-cell table:number-columns-repeated="1016"/>
        </table:table-row>
        <table:table-row table:style-name="ro2">
          <table:table-cell/>
          <table:table-cell table:style-name="ce7" office:value-type="string" calcext:value-type="string">
            <text:p>A1-Bkij.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MOD([.C44];[.D44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44]" office:value-type="string" office:string-value="A1-Bkij.c" calcext:value-type="string">
            <text:p>A1-Bkij.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45];[.D4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45]" office:value-type="string" office:string-value="A1-Bkij.c" calcext:value-type="string">
            <text:p>A1-Bkij.c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46];[.D46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46]" office:value-type="string" office:string-value="A1-Bkij.c" calcext:value-type="string">
            <text:p>A1-Bkij.c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47];[.D47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47]" office:value-type="string" office:string-value="A1-Bkij.c" calcext:value-type="string">
            <text:p>A1-Bkij.c</text:p>
          </table:table-cell>
          <table:table-cell table:style-name="ce7" table:formula="of:=[.C47]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48];[.D48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48]" office:value-type="string" office:string-value="A1-Bkij.c" calcext:value-type="string">
            <text:p>A1-Bkij.c</text:p>
          </table:table-cell>
          <table:table-cell table:style-name="ce7" table:formula="of:=[.C48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49];[.D49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49]" office:value-type="string" office:string-value="A1-Bkij.c" calcext:value-type="string">
            <text:p>A1-Bkij.c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50];[.D50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50]" office:value-type="string" office:string-value="A1-Bkij.c" calcext:value-type="string">
            <text:p>A1-Bkij.c</text:p>
          </table:table-cell>
          <table:table-cell table:style-name="ce7" table:formula="of:=[.C50]" office:value-type="float" office:value="500" calcext:value-type="float">
            <text:p>5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51];[.D51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51]" office:value-type="string" office:string-value="A1-Bkij.c" calcext:value-type="string">
            <text:p>A1-Bkij.c</text:p>
          </table:table-cell>
          <table:table-cell table:style-name="ce7" table:formula="of:=[.C51]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52];[.D52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52]" office:value-type="string" office:string-value="A1-Bkij.c" calcext:value-type="string">
            <text:p>A1-Bkij.c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53];[.D53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53]" office:value-type="string" office:string-value="A1-Bkij.c" calcext:value-type="string">
            <text:p>A1-Bkij.c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54];[.D54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 table:formula="of:=[.B54]" office:value-type="string" office:string-value="A1-Bkij.c" calcext:value-type="string">
            <text:p>A1-Bkij.c</text:p>
          </table:table-cell>
          <table:table-cell table:style-name="ce7" office:value-type="float" office:value="1000" calcext:value-type="float">
            <text:p>10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MOD([.C55];[.D5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5" office:value-type="string" calcext:value-type="string">
            <text:p>BLAS</text:p>
          </table:table-cell>
          <table:table-cell table:style-name="ce10" office:value-type="string" calcext:value-type="string">
            <text:p>for (i=0; i&lt;numreps; i++)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1" office:value-type="string" calcext:value-type="string">
            <text:p>cblas_dgemm( CblasRowMajor, CblasTrans, CblasNoTrans, n, n, n,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ALPHA, A[0], n, B[0], n, BETA, C[0], n );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ATLAS</text:p>
          </table:table-cell>
          <table:table-cell office:value-type="string" calcext:value-type="string">
            <text:p>for (i=0; i&lt;numreps; i++)</text:p>
          </table:table-cell>
          <table:table-cell table:number-columns-repeated="1022"/>
        </table:table-row>
        <table:table-row table:style-name="ro2">
          <table:table-cell/>
          <table:table-cell table:style-name="ce13" office:value-type="string" calcext:value-type="string">
            <text:p>{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cblas_dgemm(CblasRowMajor, CblasNoTrans, CblasNoTrans, N, N, N, 1.0, A, N, B, N, 0.0, C, N);</text:p>
          </table:table-cell>
          <table:table-cell table:number-columns-repeated="1022"/>
        </table:table-row>
        <table:table-row table:style-name="ro2">
          <table:table-cell/>
          <table:table-cell table:style-name="ce13" office:value-type="string" calcext:value-type="string">
            <text:p>}</text:p>
          </table:table-cell>
          <table:table-cell table:number-columns-repeated="1022"/>
        </table:table-row>
        <table:table-row table:style-name="ro2" table:number-rows-repeated="104851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LAS_ATLA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3" table:default-cell-style-name="ce2"/>
        <table:table-column table:style-name="co5" table:number-columns-repeated="1014" table:default-cell-style-name="ce2"/>
        <table:table-column table:style-name="co5" table:number-columns-repeated="2" table:default-cell-style-name="Default"/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 table:number-columns-spanned="7" table:number-rows-spanned="1">
            <text:p>Compare the fastest program with BLAS/ATLAS routine dgemm implementing the same operation</text:p>
          </table:table-cell>
          <table:covered-table-cell table:number-columns-repeated="6" table:style-name="ce15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style-name="ce4" office:value-type="string" calcext:value-type="string">
            <text:p>Program</text:p>
          </table:table-cell>
          <table:table-cell table:style-name="ce4" office:value-type="string" calcext:value-type="string">
            <text:p>Matrix size N</text:p>
          </table:table-cell>
          <table:table-cell table:style-name="ce4" office:value-type="string" calcext:value-type="string">
            <text:p>Block size B</text:p>
          </table:table-cell>
          <table:table-cell table:style-name="ce18" office:value-type="string" calcext:value-type="string">
            <text:p>|N| B = 0</text:p>
          </table:table-cell>
          <table:table-cell table:style-name="ce4" office:value-type="string" calcext:value-type="string">
            <text:p>Execution Time</text:p>
          </table:table-cell>
          <table:table-cell table:style-name="ce4" office:value-type="string" calcext:value-type="string">
            <text:p>Average Time [2]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/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4];[.D4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4]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5];[.D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5]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MOD([.C6];[.D6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7];[.D7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7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8];[.D8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8]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9];[.D9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10];[.D10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10]" office:value-type="float" office:value="500" calcext:value-type="float">
            <text:p>5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MOD([.C11];[.D11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11]" office:value-type="float" office:value="500" calcext:value-type="float">
            <text:p>5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table:formula="of:=MOD([.C12];[.D12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4" table:number-columns-repeated="3"/>
          <table:table-cell table:style-name="ce19"/>
          <table:table-cell table:style-name="ce4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14];[.D14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14]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15];[.D1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15]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MOD([.C16];[.D16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17];[.D17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17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18];[.D18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18]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19];[.D19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20];[.D20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20]" office:value-type="float" office:value="500" calcext:value-type="float">
            <text:p>5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MOD([.C21];[.D21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21]" office:value-type="float" office:value="500" calcext:value-type="float">
            <text:p>5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table:formula="of:=MOD([.C22];[.D22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4" table:number-columns-repeated="7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24];[.D24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24]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25];[.D2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25]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MOD([.C26];[.D26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27];[.D27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27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28];[.D28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28]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29];[.D29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30];[.D30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30]" office:value-type="float" office:value="500" calcext:value-type="float">
            <text:p>5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MOD([.C31];[.D31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7"/>
          <table:table-cell table:style-name="ce7" table:formula="of:=[.C31]" office:value-type="float" office:value="500" calcext:value-type="float">
            <text:p>5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table:formula="of:=MOD([.C32];[.D32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2">
          <table:table-cell/>
          <table:table-cell table:style-name="ce4" table:number-columns-repeated="7"/>
          <table:table-cell table:number-columns-repeated="1016"/>
        </table:table-row>
        <table:table-row table:style-name="ro2">
          <table:table-cell table:style-name="ce5" office:value-type="string" calcext:value-type="string">
            <text:p>BLAS</text:p>
          </table:table-cell>
          <table:table-cell table:style-name="ce10" office:value-type="string" calcext:value-type="string">
            <text:p>for (i=0; i&lt;numreps; i++)</text:p>
          </table:table-cell>
          <table:table-cell table:number-columns-repeated="1022"/>
        </table:table-row>
        <table:table-row table:style-name="ro2">
          <table:table-cell table:style-name="ce5"/>
          <table:table-cell table:style-name="ce11" office:value-type="string" calcext:value-type="string">
            <text:p>cblas_dgemm( CblasRowMajor, CblasTrans, CblasNoTrans, n, n, n,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ALPHA, A[0], n, B[0], n, BETA, C[0], n );</text:p>
          </table:table-cell>
          <table:table-cell table:number-columns-repeated="1022"/>
        </table:table-row>
        <table:table-row table:style-name="ro2">
          <table:table-cell table:style-name="ce5" office:value-type="string" calcext:value-type="string">
            <text:p>ATLAS</text:p>
          </table:table-cell>
          <table:table-cell office:value-type="string" calcext:value-type="string">
            <text:p>for (i=0; i&lt;numreps; i++)</text:p>
          </table:table-cell>
          <table:table-cell table:number-columns-repeated="1022"/>
        </table:table-row>
        <table:table-row table:style-name="ro2">
          <table:table-cell/>
          <table:table-cell table:style-name="ce13" office:value-type="string" calcext:value-type="string">
            <text:p>{</text:p>
          </table:table-cell>
          <table:table-cell table:number-columns-repeated="1022"/>
        </table:table-row>
        <table:table-row table:style-name="ro2">
          <table:table-cell/>
          <table:table-cell table:style-name="ce12" office:value-type="string" calcext:value-type="string">
            <text:p>cblas_dgemm(CblasRowMajor, CblasNoTrans, CblasNoTrans, N, N, N, 1.0, A, N, B, N, 0.0, C, N);</text:p>
          </table:table-cell>
          <table:table-cell table:number-columns-repeated="1022"/>
        </table:table-row>
        <table:table-row table:style-name="ro2">
          <table:table-cell/>
          <table:table-cell table:style-name="ce13" office:value-type="string" calcext:value-type="string">
            <text:p>}</text:p>
          </table:table-cell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eedup" table:style-name="ta1">
        <table:table-column table:style-name="co6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3" table:default-cell-style-name="ce2"/>
        <table:table-column table:style-name="co5" table:number-columns-repeated="1014" table:default-cell-style-name="ce2"/>
        <table:table-column table:style-name="co5" table:number-columns-repeated="2" table:default-cell-style-name="Default"/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 table:number-columns-spanned="7" table:number-rows-spanned="1">
            <text:p>The speedup of the blocked algorithims over the non-blocked one as a function of the matrix size and block size</text:p>
          </table:table-cell>
          <table:covered-table-cell table:number-columns-repeated="6" table:style-name="ce1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style-name="ce3" office:value-type="string" calcext:value-type="string">
            <text:p>Program</text:p>
          </table:table-cell>
          <table:table-cell table:style-name="ce3" office:value-type="string" calcext:value-type="string">
            <text:p>Matrix size N</text:p>
          </table:table-cell>
          <table:table-cell table:style-name="ce3" office:value-type="string" calcext:value-type="string">
            <text:p>Block size B</text:p>
          </table:table-cell>
          <table:table-cell table:style-name="ce17" office:value-type="string" calcext:value-type="string">
            <text:p>|N| B = 0</text:p>
          </table:table-cell>
          <table:table-cell table:style-name="ce3" office:value-type="string" calcext:value-type="string">
            <text:p>Execution Time</text:p>
          </table:table-cell>
          <table:table-cell table:style-name="ce3" office:value-type="string" calcext:value-type="string">
            <text:p>Average Time [2]</text:p>
          </table:table-cell>
          <table:table-cell table:style-name="ce3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4];[.D4])" office:value-type="float" office:value="0" calcext:value-type="float">
            <text:p>0</text:p>
          </table:table-cell>
          <table:table-cell table:style-name="ce7"/>
          <table:table-cell table:style-name="ce22" table:formula="of:=AVERAGE([.F4:.F6];[.F12:.F14];[.F20:.F22])" office:value-type="string" office:string-value="#DIV/0!" calcext:value-type="error">
            <text:p>#DIV/0!</text:p>
          </table:table-cell>
          <table:table-cell table:style-name="ce7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4]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5];[.D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5]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MOD([.C6];[.D6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6]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7];[.D7])" office:value-type="float" office:value="0" calcext:value-type="float">
            <text:p>0</text:p>
          </table:table-cell>
          <table:table-cell table:style-name="ce7"/>
          <table:table-cell table:style-name="ce22" table:formula="of:=AVERAGE([.F7:.F9];[.F15:.F17];[.F23:.F25])" office:value-type="string" office:string-value="#DIV/0!" calcext:value-type="error">
            <text:p>#DIV/0!</text:p>
          </table:table-cell>
          <table:table-cell table:style-name="ce7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7]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8];[.D8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8]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MOD([.C9];[.D9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Straightforward ijk</text:p>
          </table:table-cell>
          <table:table-cell table:style-name="ce7" table:formula="of:=[.C9]" office:value-type="float" office:value="50" calcext:value-type="float">
            <text:p>50</text:p>
          </table:table-cell>
          <table:table-cell table:style-name="ce7" table:number-columns-repeated="3"/>
          <table:table-cell table:style-name="ce22" table:formula="of:=AVERAGE([.F10];[.F18];[.F26])" office:value-type="string" office:string-value="#DIV/0!" calcext:value-type="error">
            <text:p>#DIV/0!</text:p>
          </table:table-cell>
          <table:table-cell table:style-name="ce7"/>
          <table:table-cell table:number-columns-repeated="1016"/>
        </table:table-row>
        <table:table-row table:style-name="ro3">
          <table:table-cell/>
          <table:table-cell table:style-name="ce3" table:number-columns-repeated="3"/>
          <table:table-cell table:style-name="ce21" office:value-type="string" calcext:value-type="string">
            <text:p>Average time [1]</text:p>
          </table:table-cell>
          <table:table-cell table:style-name="ce3" table:formula="of:=AVERAGE([.F4:.F10])" office:value-type="string" office:string-value="#DIV/0!" calcext:value-type="error">
            <text:p>#DIV/0!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12];[.D12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12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13];[.D13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13]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14];[.D14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14]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15];[.D1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15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16];[.D16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16]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17];[.D17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Straightforward ijk</text:p>
          </table:table-cell>
          <table:table-cell table:style-name="ce7" table:formula="of:=[.C17]" office:value-type="float" office:value="100" calcext:value-type="float">
            <text:p>100</text:p>
          </table:table-cell>
          <table:table-cell table:style-name="ce7" table:number-columns-repeated="5"/>
          <table:table-cell table:number-columns-repeated="1016"/>
        </table:table-row>
        <table:table-row table:style-name="ro3">
          <table:table-cell/>
          <table:table-cell table:style-name="ce3" table:number-columns-repeated="3"/>
          <table:table-cell table:style-name="ce21" office:value-type="string" calcext:value-type="string">
            <text:p>Average time [1]</text:p>
          </table:table-cell>
          <table:table-cell table:style-name="ce3" table:formula="of:=AVERAGE([.F12:.F18])" office:value-type="string" office:string-value="#DIV/0!" calcext:value-type="error">
            <text:p>#DIV/0!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20];[.D20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20]" office:value-type="float" office:value="500" calcext:value-type="float">
            <text:p>5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MOD([.C21];[.D21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21]" office:value-type="float" office:value="500" calcext:value-type="float">
            <text:p>5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table:formula="of:=MOD([.C22];[.D22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22]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23];[.D23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23]" office:value-type="float" office:value="500" calcext:value-type="float">
            <text:p>5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MOD([.C24];[.D24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24]" office:value-type="float" office:value="500" calcext:value-type="float">
            <text:p>5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table:formula="of:=MOD([.C25];[.D2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Straightforward ijk</text:p>
          </table:table-cell>
          <table:table-cell table:style-name="ce7" table:formula="of:=[.C25]" office:value-type="float" office:value="500" calcext:value-type="float">
            <text:p>500</text:p>
          </table:table-cell>
          <table:table-cell table:style-name="ce7" table:number-columns-repeated="5"/>
          <table:table-cell table:number-columns-repeated="1016"/>
        </table:table-row>
        <table:table-row table:style-name="ro3">
          <table:table-cell/>
          <table:table-cell table:style-name="ce3" table:number-columns-repeated="3"/>
          <table:table-cell table:style-name="ce21" office:value-type="string" calcext:value-type="string">
            <text:p>Average time [1]</text:p>
          </table:table-cell>
          <table:table-cell table:style-name="ce3" table:formula="of:=AVERAGE([.F20:.F26])" office:value-type="string" office:string-value="#DIV/0!" calcext:value-type="error">
            <text:p>#DIV/0!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[1]</text:p>
          </table:table-cell>
          <table:table-cell table:style-name="ce10" office:value-type="string" calcext:value-type="string">
            <text:p>Average time for each matrix size regardless of program type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[2]</text:p>
          </table:table-cell>
          <table:table-cell table:style-name="ce10" office:value-type="string" calcext:value-type="string">
            <text:p>Average time for each program type regardless of matrix size and block size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ependence" table:style-name="ta1">
        <table:table-column table:style-name="co6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number-columns-repeated="3" table:default-cell-style-name="ce2"/>
        <table:table-column table:style-name="co5" table:number-columns-repeated="1014" table:default-cell-style-name="ce2"/>
        <table:table-column table:style-name="co5" table:number-columns-repeated="2" table:default-cell-style-name="Default"/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 table:number-columns-spanned="7" table:number-rows-spanned="1">
            <text:p>The dependence of the execution time of each program on the matrix size and on the block size b</text:p>
          </table:table-cell>
          <table:covered-table-cell table:number-columns-repeated="6" table:style-name="ce14"/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Default"/>
          <table:table-cell table:style-name="ce1" office:value-type="string" calcext:value-type="string">
            <text:p>Program</text:p>
          </table:table-cell>
          <table:table-cell table:style-name="ce1" office:value-type="string" calcext:value-type="string">
            <text:p>Matrix size N</text:p>
          </table:table-cell>
          <table:table-cell table:style-name="ce1" office:value-type="string" calcext:value-type="string">
            <text:p>Block size B</text:p>
          </table:table-cell>
          <table:table-cell table:style-name="ce16" office:value-type="string" calcext:value-type="string">
            <text:p>|N| B = 0</text:p>
          </table:table-cell>
          <table:table-cell table:style-name="ce1" office:value-type="string" calcext:value-type="string">
            <text:p>Execution Time</text:p>
          </table:table-cell>
          <table:table-cell table:style-name="ce1" office:value-type="string" calcext:value-type="string">
            <text:p>Average Time [2]</text:p>
          </table:table-cell>
          <table:table-cell table:style-name="ce1" office:value-type="string" calcext:value-type="string">
            <text:p>Notes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4];[.D4])" office:value-type="float" office:value="0" calcext:value-type="float">
            <text:p>0</text:p>
          </table:table-cell>
          <table:table-cell table:style-name="ce7"/>
          <table:table-cell table:style-name="ce24" table:formula="of:=AVERAGE([.F4:.F6];[.F12:.F14];[.F20:.F22])" office:value-type="string" office:string-value="#DIV/0!" calcext:value-type="error">
            <text:p>#DIV/0!</text:p>
          </table:table-cell>
          <table:table-cell table:style-name="ce7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4]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5];[.D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5]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MOD([.C6];[.D6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6]" office:value-type="float" office:value="50" calcext:value-type="float">
            <text:p>50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MOD([.C7];[.D7])" office:value-type="float" office:value="0" calcext:value-type="float">
            <text:p>0</text:p>
          </table:table-cell>
          <table:table-cell table:style-name="ce7"/>
          <table:table-cell table:style-name="ce24" table:formula="of:=AVERAGE([.F7:.F9];[.F15:.F17];[.F23:.F25])" office:value-type="string" office:string-value="#DIV/0!" calcext:value-type="error">
            <text:p>#DIV/0!</text:p>
          </table:table-cell>
          <table:table-cell table:style-name="ce7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7]" office:value-type="float" office:value="50" calcext:value-type="float">
            <text:p>5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8];[.D8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8]" office:value-type="float" office:value="50" calcext:value-type="float">
            <text:p>50</text:p>
          </table:table-cell>
          <table:table-cell table:style-name="ce7" office:value-type="float" office:value="25" calcext:value-type="float">
            <text:p>25</text:p>
          </table:table-cell>
          <table:table-cell table:style-name="ce7" table:formula="of:=MOD([.C9];[.D9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Straightforward ijk</text:p>
          </table:table-cell>
          <table:table-cell table:style-name="ce7" table:formula="of:=[.C9]" office:value-type="float" office:value="50" calcext:value-type="float">
            <text:p>50</text:p>
          </table:table-cell>
          <table:table-cell table:style-name="ce7" table:number-columns-repeated="3"/>
          <table:table-cell table:style-name="ce24" table:formula="of:=AVERAGE([.F10];[.F18];[.F26])" office:value-type="string" office:string-value="#DIV/0!" calcext:value-type="error">
            <text:p>#DIV/0!</text:p>
          </table:table-cell>
          <table:table-cell table:style-name="ce7"/>
          <table:table-cell table:number-columns-repeated="1016"/>
        </table:table-row>
        <table:table-row table:style-name="ro3">
          <table:table-cell/>
          <table:table-cell table:style-name="ce1" table:number-columns-repeated="3"/>
          <table:table-cell table:style-name="ce23" office:value-type="string" calcext:value-type="string">
            <text:p>Average time [1]</text:p>
          </table:table-cell>
          <table:table-cell table:style-name="ce1" table:formula="of:=AVERAGE([.F4:.F10])" office:value-type="string" office:string-value="#DIV/0!" calcext:value-type="error">
            <text:p>#DIV/0!</text:p>
          </table:table-cell>
          <table:table-cell table:style-name="ce1" table:number-columns-repeated="2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12];[.D12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12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13];[.D13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13]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14];[.D14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14]" office:value-type="float" office:value="100" calcext:value-type="float">
            <text:p>100</text:p>
          </table:table-cell>
          <table:table-cell table:style-name="ce7" office:value-type="float" office:value="10" calcext:value-type="float">
            <text:p>10</text:p>
          </table:table-cell>
          <table:table-cell table:style-name="ce7" table:formula="of:=MOD([.C15];[.D1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15]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table:formula="of:=MOD([.C16];[.D16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16]" office:value-type="float" office:value="100" calcext:value-type="float">
            <text:p>1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17];[.D17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Straightforward ijk</text:p>
          </table:table-cell>
          <table:table-cell table:style-name="ce7" table:formula="of:=[.C17]" office:value-type="float" office:value="100" calcext:value-type="float">
            <text:p>100</text:p>
          </table:table-cell>
          <table:table-cell table:style-name="ce7" table:number-columns-repeated="5"/>
          <table:table-cell table:number-columns-repeated="1016"/>
        </table:table-row>
        <table:table-row table:style-name="ro3">
          <table:table-cell/>
          <table:table-cell table:style-name="ce1" table:number-columns-repeated="3"/>
          <table:table-cell table:style-name="ce23" office:value-type="string" calcext:value-type="string">
            <text:p>Average time [1]</text:p>
          </table:table-cell>
          <table:table-cell table:style-name="ce1" table:formula="of:=AVERAGE([.F12:.F18])" office:value-type="string" office:string-value="#DIV/0!" calcext:value-type="error">
            <text:p>#DIV/0!</text:p>
          </table:table-cell>
          <table:table-cell table:style-name="ce1" table:number-columns-repeated="2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20];[.D20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20]" office:value-type="float" office:value="500" calcext:value-type="float">
            <text:p>5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MOD([.C21];[.D21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ijk</text:p>
          </table:table-cell>
          <table:table-cell table:style-name="ce7" table:formula="of:=[.C21]" office:value-type="float" office:value="500" calcext:value-type="float">
            <text:p>5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table:formula="of:=MOD([.C22];[.D22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22]" office:value-type="float" office:value="500" calcext:value-type="float">
            <text:p>500</text:p>
          </table:table-cell>
          <table:table-cell table:style-name="ce7" office:value-type="float" office:value="50" calcext:value-type="float">
            <text:p>50</text:p>
          </table:table-cell>
          <table:table-cell table:style-name="ce7" table:formula="of:=MOD([.C23];[.D23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23]" office:value-type="float" office:value="500" calcext:value-type="float">
            <text:p>500</text:p>
          </table:table-cell>
          <table:table-cell table:style-name="ce7" office:value-type="float" office:value="100" calcext:value-type="float">
            <text:p>100</text:p>
          </table:table-cell>
          <table:table-cell table:style-name="ce7" table:formula="of:=MOD([.C24];[.D24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Blocked kij</text:p>
          </table:table-cell>
          <table:table-cell table:style-name="ce7" table:formula="of:=[.C24]" office:value-type="float" office:value="500" calcext:value-type="float">
            <text:p>500</text:p>
          </table:table-cell>
          <table:table-cell table:style-name="ce7" office:value-type="float" office:value="250" calcext:value-type="float">
            <text:p>250</text:p>
          </table:table-cell>
          <table:table-cell table:style-name="ce7" table:formula="of:=MOD([.C25];[.D25])" office:value-type="float" office:value="0" calcext:value-type="float">
            <text:p>0</text:p>
          </table:table-cell>
          <table:table-cell table:style-name="ce7" table:number-columns-repeated="3"/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Straightforward ijk</text:p>
          </table:table-cell>
          <table:table-cell table:style-name="ce7" table:formula="of:=[.C25]" office:value-type="float" office:value="500" calcext:value-type="float">
            <text:p>500</text:p>
          </table:table-cell>
          <table:table-cell table:style-name="ce7" table:number-columns-repeated="5"/>
          <table:table-cell table:number-columns-repeated="1016"/>
        </table:table-row>
        <table:table-row table:style-name="ro3">
          <table:table-cell/>
          <table:table-cell table:style-name="ce1" table:number-columns-repeated="3"/>
          <table:table-cell table:style-name="ce23" office:value-type="string" calcext:value-type="string">
            <text:p>Average time [1]</text:p>
          </table:table-cell>
          <table:table-cell table:style-name="ce1" table:formula="of:=AVERAGE([.F20:.F26])" office:value-type="string" office:string-value="#DIV/0!" calcext:value-type="error">
            <text:p>#DIV/0!</text:p>
          </table:table-cell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5" office:value-type="string" calcext:value-type="string">
            <text:p>[1]</text:p>
          </table:table-cell>
          <table:table-cell table:style-name="ce10" office:value-type="string" calcext:value-type="string">
            <text:p>Average time for each matrix size regardless of program type</text:p>
          </table:table-cell>
          <table:table-cell table:number-columns-repeated="1022"/>
        </table:table-row>
        <table:table-row table:style-name="ro3">
          <table:table-cell table:style-name="ce5" office:value-type="string" calcext:value-type="string">
            <text:p>[2]</text:p>
          </table:table-cell>
          <table:table-cell table:style-name="ce10" office:value-type="string" calcext:value-type="string">
            <text:p>Average time for each program type regardless of matrix size and block size</text:p>
          </table:table-cell>
          <table:table-cell table:number-columns-repeated="1022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Variants.B18:Variants.E2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BLAS_ATLAS.B4:BLAS_ATLAS.E6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peedup.B4:speedup.E1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8">00/00/0000</text:date>, <text:time style:data-style-name="N2" text:time-value="0000-00-00T23:10:53.0069625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a Dwan</meta:initial-creator>
    <meta:creation-date>2014-04-29T10:53:17.340708011</meta:creation-date>
    <dc:date>2014-06-28T01:09:28.815721867</dc:date>
    <dc:creator>Paula Dwan</dc:creator>
    <meta:editing-duration>PT3H17M56S</meta:editing-duration>
    <meta:editing-cycles>17</meta:editing-cycles>
    <meta:generator>LibreOffice/4.1.6.2$Linux_X86_64 LibreOffice_project/410m0$Build-2</meta:generator>
    <meta:document-statistic meta:table-count="4" meta:cell-count="503" meta:object-count="0"/>
  </office:meta>
</office:document-meta>
</file>